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solid" draw:stroke-dash="Dash_20_Dot_20_4" svg:stroke-width="0.053cm" svg:stroke-color="#000000" draw:stroke-linejoin="round" svg:stroke-linecap="butt" draw:fill="none" draw:fill-color="#ffffff" draw:textarea-horizontal-align="center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draw:stroke-dash="Dash_20_Dot_20_4" svg:stroke-width="0cm" svg:stroke-color="#000000" draw:stroke-linejoin="none" svg:stroke-linecap="butt" draw:fill="solid" draw:fill-color="#000000" draw:textarea-horizontal-align="center" draw:textarea-vertical-align="middle"/>
    </style:style>
    <style:style style:name="gr5" style:family="graphic" style:parent-style-name="standard">
      <style:graphic-properties draw:stroke="none" draw:stroke-dash="Dash_20_Dot_20_4" svg:stroke-width="0cm" svg:stroke-color="#000000" draw:stroke-linejoin="none" svg:stroke-linecap="butt" draw:fill="solid" draw:fill-color="#ffffff" draw:textarea-horizontal-align="center" draw:textarea-vertical-align="middle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936cm" svg:height="2.021cm" svg:x="6.408cm" svg:y="6.218cm" svg:viewBox="0 0 1937 2022" svg:d="M287 2022c-88 0-158-23-209-68-52-45-78-104-78-176 0-73 21-131 64-174 43-44 92-66 149-66 62 0 108 16 138 48 30 33 48 65 56 99 51-10 105-69 162-175 57-105 124-273 202-503-44-119-80-221-109-308-28-86-58-165-89-234-26-57-49-95-69-114-21-20-47-31-78-34-36 0-72 22-107 64-34 43-57 129-67 258l-182-19c3-55 13-117 31-186 18-70 46-138 83-205 38-68 89-123 155-165 66-43 148-64 246-64 101 0 178 29 230 87 53 58 99 138 138 238 18 47 35 93 50 140 16 46 35 110 58 190 60-150 117-268 172-354 56-87 109-152 159-196 51-44 97-73 140-85 42-13 82-20 118-20 83 0 145 23 186 68s62 102 62 172c0 57-21 107-62 151s-92 66-151 66c-52 0-91-10-119-31-26-21-49-41-67-62-26 13-55 38-87 76-32 37-69 95-109 172s-88 183-145 317c39 101 77 197 114 289 38 92 76 175 113 248 37 74 73 132 108 174 35 43 68 64 99 64 41 0 75-21 102-64 28-42 49-120 64-234l179 27c-6 59-17 123-35 190s-45 131-82 192c-36 60-83 110-143 149-59 38-134 58-224 58-65 0-121-11-167-31-47-21-90-57-130-108-40-52-81-125-124-219-42-95-95-216-157-363h-3c-55 160-107 289-157 386-51 96-100 169-148 217-47 48-95 79-143 95-48 15-93 23-137 23z">
          <text:p/>
        </draw:path>
        <draw:path draw:style-name="gr1" draw:text-style-name="P1" draw:layer="layout" svg:width="2.384cm" svg:height="7.57cm" svg:x="4.088cm" svg:y="4.979cm" svg:viewBox="0 0 2385 7571" svg:d="M167 7101c-84-665-343-2814 26-3997s2117-3175 2190-3102c73 72-1471 2355-1752 3538-282 1183 141 2964 64 3557-78 593-444 669-528 4z">
          <text:p/>
        </draw:path>
        <draw:path draw:style-name="gr1" draw:text-style-name="P1" draw:layer="layout" svg:width="1.798cm" svg:height="6.938cm" svg:x="4.549cm" svg:y="5.106cm" svg:viewBox="0 0 1799 6939" svg:d="M363 6536c-127-590-527-2496-288-3585 239-1090 1650-3010 1721-2950 72 59-1134 2225-1294 3307s357 2646 334 3184-346 635-473 44z">
          <text:p/>
        </draw:path>
        <draw:path draw:style-name="gr1" draw:text-style-name="P1" draw:layer="layout" svg:width="1.341cm" svg:height="6.318cm" svg:x="4.969cm" svg:y="5.19cm" svg:viewBox="0 0 1342 6319" svg:d="M554 5978c-159-520-664-2200-533-3196 130-997 1249-2829 1317-2781s-847 2085-907 3068c-61 984 523 2348 544 2833 21 484-262 595-421 76z">
          <text:p/>
        </draw:path>
        <draw:path draw:style-name="gr1" draw:text-style-name="P1" draw:layer="layout" svg:width="1.11cm" svg:height="5.684cm" svg:x="5.304cm" svg:y="5.223cm" svg:viewBox="0 0 1111 5685" svg:d="M730 5396c-183-455-768-1923-728-2822s903-2612 969-2573c65 38-600 1920-578 2802 22 884 653 2065 710 2497 56 432-189 550-373 96z">
          <text:p/>
        </draw:path>
        <draw:polygon draw:style-name="gr1" draw:text-style-name="P1" draw:layer="layout" svg:width="0.916cm" svg:height="0.377cm" svg:x="3.119cm" svg:y="7.83cm" svg:viewBox="0 0 917 378" draw:points="917,203 650,0 0,174 266,378">
          <text:p/>
        </draw:polygon>
        <draw:polygon draw:style-name="gr1" draw:text-style-name="P1" draw:layer="layout" svg:width="0.777cm" svg:height="0.483cm" svg:x="3.269cm" svg:y="8.08cm" svg:viewBox="0 0 778 484" draw:points="778,0 650,309 0,484 128,175">
          <text:p/>
        </draw:polygon>
        <draw:path draw:style-name="gr1" draw:text-style-name="P1" draw:layer="layout" svg:width="2.229cm" svg:height="7.631cm" svg:x="8.392cm" svg:y="2.316cm" svg:viewBox="0 0 2230 7632" svg:d="M1980 462c106 663 438 2800 108 3995-329 1195-2010 3244-2085 3174s1391-2403 1633-3595c241-1191-241-2956-183-3552 57-596 421-684 527-22z">
          <text:p/>
        </draw:path>
        <draw:path draw:style-name="gr1" draw:text-style-name="P1" draw:layer="layout" svg:width="1.675cm" svg:height="6.974cm" svg:x="8.512cm" svg:y="2.843cm" svg:viewBox="0 0 1676 6975" svg:d="M1217 393c146 586 610 2477 408 3574-203 1097-1549 3063-1622 3006s1060-2262 1183-3349c124-1086-445-2632-440-3171 5-538 324-645 471-60z">
          <text:p/>
        </draw:path>
        <draw:path draw:style-name="gr1" draw:text-style-name="P1" draw:layer="layout" svg:width="1.237cm" svg:height="6.333cm" svg:x="8.546cm" svg:y="3.399cm" svg:viewBox="0 0 1238 6334" svg:d="M587 333c176 514 737 2177 640 3176-97 1000-1154 2869-1223 2824-70-46 776-2112 804-3097 27-985-602-2329-639-2813s241-604 418-90z">
          <text:p/>
        </draw:path>
        <draw:path draw:style-name="gr1" draw:text-style-name="P1" draw:layer="layout" svg:width="1.202cm" svg:height="5.68cm" svg:x="8.261cm" svg:y="4.017cm" svg:viewBox="0 0 1203 5681" svg:d="M381 281c199 448 832 1895 822 2795-9 900-815 2641-881 2605s535-1940 483-2822c-51-882-722-2040-792-2469-71-430 170-557 368-109z">
          <text:p/>
        </draw:path>
        <draw:path draw:style-name="gr2" draw:text-style-name="P2" draw:layer="layout" svg:width="1.721cm" svg:height="0.598cm" svg:x="9.679cm" svg:y="6.145cm" svg:viewBox="0 0 1722 599" svg:d="M1 474c-4-14 5-29 19-33l1641-440c6-2 14-1 20 2 6 4 11 10 13 17l27 105c4 14-4 29-19 33l-1640 440c-15 4-29-5-33-19z">
          <text:p/>
        </draw:path>
        <draw:path draw:style-name="gr3" draw:text-style-name="P3" draw:layer="layout" svg:width="1.721cm" svg:height="0.598cm" svg:x="9.679cm" svg:y="6.145cm" svg:viewBox="0 0 1722 599" svg:d="M1 474c-4-14 5-29 19-33l1641-440c6-2 14-1 20 2 6 4 11 10 13 17l27 105c4 14-4 29-19 33l-1640 440c-15 4-29-5-33-19z">
          <text:p/>
        </draw:path>
        <draw:polygon draw:style-name="gr4" draw:text-style-name="P1" draw:layer="layout" svg:width="1.198cm" svg:height="0.598cm" svg:x="10.899cm" svg:y="6.042cm" svg:viewBox="0 0 1199 599" draw:points="0,1 1199,0 161,599">
          <text:p/>
        </draw:polygon>
        <draw:path draw:style-name="gr5" draw:text-style-name="P2" draw:layer="layout" svg:width="2.075cm" svg:height="0.693cm" svg:x="3.198cm" svg:y="7.664cm" svg:viewBox="0 0 2076 694" svg:d="M1 569c-4-15 5-30 19-34l1994-534c7-2 14-1 20 3 7 4 11 10 13 17l28 104c3 15-5 30-20 34l-1993 534c-15 4-30-5-34-20z">
          <text:p/>
        </draw:path>
        <draw:path draw:style-name="gr3" draw:text-style-name="P3" draw:layer="layout" svg:width="2.075cm" svg:height="0.693cm" svg:x="3.198cm" svg:y="7.664cm" svg:viewBox="0 0 2076 694" svg:d="M1 569c-4-15 5-30 19-34l1994-534c7-2 14-1 20 3 7 4 11 10 13 17l28 104c3 15-5 30-20 34l-1993 534c-15 4-30-5-34-20z">
          <text:p/>
        </draw:path>
        <draw:path draw:style-name="gr5" draw:text-style-name="P2" draw:layer="layout" svg:width="0.122cm" svg:height="0.403cm" svg:x="5.147cm" svg:y="7.459cm" svg:viewBox="0 0 123 404" svg:d="M22 373c-26-41-29-109-8-151 26-51 37-125 32-222 6 97 24 171 55 220 27 41 30 109 8 151-22 43-60 44-87 2z">
          <text:p/>
        </draw:path>
        <draw:path draw:style-name="gr5" draw:text-style-name="P2" draw:layer="layout" svg:width="0.069cm" svg:height="0.269cm" svg:x="9.669cm" svg:y="6.728cm" svg:viewBox="0 0 70 270" svg:d="M16 265c-16-16-21-60-11-99 13-47 15-102 9-166 7 64 20 104 40 123 16 15 21 59 10 99-10 39-31 58-48 43z">
          <text:p/>
        </draw:path>
        <draw:path draw:style-name="gr5" draw:text-style-name="P2" draw:layer="layout" svg:width="0.123cm" svg:height="0.404cm" svg:x="9.758cm" svg:y="6.716cm" svg:viewBox="0 0 124 405" svg:d="M22 374c-26-41-30-109-8-152 26-50 36-124 32-222 6 98 24 171 55 220 26 42 30 110 8 152-22 43-61 44-87 2z">
          <text:p/>
        </draw:path>
        <draw:path draw:style-name="gr5" draw:text-style-name="P2" draw:layer="layout" svg:width="0.124cm" svg:height="0.398cm" svg:x="5.146cm" svg:y="7.649cm" svg:viewBox="0 0 125 399" svg:d="M117 40c17 46 6 113-25 149-36 44-62 114-79 210 16-97 14-172-6-226-16-46-5-113 25-150 31-37 69-29 85 17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76cm" fo:page-height="14.7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9T22:05:44.890969160</meta:creation-date>
    <meta:editing-duration>PT1M19S</meta:editing-duration>
    <meta:editing-cycles>3</meta:editing-cycles>
    <meta:generator>LibreOffice/7.3.7.2$Linux_X86_64 LibreOffice_project/30$Build-2</meta:generator>
    <dc:date>2023-12-19T22:44:50.224779543</dc:date>
    <meta:document-statistic meta:object-count="20"/>
  </office:meta>
</office:document-meta>
</file>